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aa9" officeooo:paragraph-rsid="000b4aa9"/>
    </style:style>
    <style:style style:name="P2" style:family="paragraph" style:parent-style-name="Standard">
      <style:text-properties officeooo:rsid="000c2d38" officeooo:paragraph-rsid="000c2d38"/>
    </style:style>
    <style:style style:name="P3" style:family="paragraph" style:parent-style-name="Standard">
      <style:text-properties officeooo:rsid="000c2d38" officeooo:paragraph-rsid="000e5472"/>
    </style:style>
    <style:style style:name="T1" style:family="text">
      <style:text-properties officeooo:rsid="000e2bb2"/>
    </style:style>
    <style:style style:name="T2" style:family="text">
      <style:text-properties officeooo:rsid="000e5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dacity – Data Analyst Nanodegree, Project 4</text:p>
      <text:p text:style-name="P1"/>
      <text:p text:style-name="P1">Intro to Machine Learning</text:p>
      <text:p text:style-name="P1"/>
      <text:p text:style-name="P1">Giulio Ministeri</text:p>
      <text:p text:style-name="P1"/>
      <text:p text:style-name="P2">1.</text:p>
      <text:p text:style-name="P3"><text:tab/>The goal of this project is to <text:span text:style-name="T2">create a predictor capable of</text:span> detect<text:span text:style-name="T2">ing</text:span> people who were involved in some way in the Enron <text:span text:style-name="T1">fraud, based on the analysis of their sent and received e-mails. Machine learning algorithms come in handy in these cases, where there are no specific features or ease-to-detect patterns in the data such that one can simply checks for these evidences and reliably predicts the outcomes; heuristics solutions, i.e. long list of “if...then...else”, are unfeasible, while machine learning algorithms learn, reshape and rework input features for us giving back a “black box” ables to predict the output if fed with new inputs.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o </meta:initial-creator>
    <meta:creation-date>2015-06-01T16:07:52.636683314</meta:creation-date>
    <dc:date>2015-06-02T00:37:29.518844454</dc:date>
    <dc:creator>giulio </dc:creator>
    <meta:editing-duration>PT17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18" meta:character-count="732" meta:non-whitespace-character-count="616"/>
  </office:meta>
</office:document-meta>
</file>